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930170298" calcext:value-type="float">
            <text:p>1,930170298</text:p>
          </table:table-cell>
          <table:table-cell office:value-type="float" office:value="0.433295846" calcext:value-type="float">
            <text:p>0,433295846</text:p>
          </table:table-cell>
          <table:table-cell office:value-type="float" office:value="0.001657824963" calcext:value-type="float">
            <text:p>0,001657825</text:p>
          </table:table-cell>
          <table:table-cell office:value-type="float" office:value="0.0002210433304" calcext:value-type="float">
            <text:p>0,00022104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19" calcext:value-type="float">
            <text:p>32719</text:p>
          </table:table-cell>
          <table:table-cell office:value-type="float" office:value="1.455567002" calcext:value-type="float">
            <text:p>1,455567002</text:p>
          </table:table-cell>
          <table:table-cell office:value-type="float" office:value="0.4299866855" calcext:value-type="float">
            <text:p>0,4299866855</text:p>
          </table:table-cell>
          <table:table-cell office:value-type="float" office:value="0.0005338106421" calcext:value-type="float">
            <text:p>0,0005338106</text:p>
          </table:table-cell>
          <table:table-cell table:style-name="ce1" office:value-type="float" office:value="0.00001570031236" calcext:value-type="float">
            <text:p>1,57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774" calcext:value-type="float">
            <text:p>32774</text:p>
          </table:table-cell>
          <table:table-cell office:value-type="float" office:value="1.287071347" calcext:value-type="float">
            <text:p>1,287071347</text:p>
          </table:table-cell>
          <table:table-cell office:value-type="float" office:value="0.5209779143" calcext:value-type="float">
            <text:p>0,5209779143</text:p>
          </table:table-cell>
          <table:table-cell office:value-type="float" office:value="0.0004859010223" calcext:value-type="float">
            <text:p>0,000485901</text:p>
          </table:table-cell>
          <table:table-cell table:style-name="ce1" office:value-type="float" office:value="0.00004702268052" calcext:value-type="float">
            <text:p>4,70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841" calcext:value-type="float">
            <text:p>32841</text:p>
          </table:table-cell>
          <table:table-cell office:value-type="float" office:value="1.995464206" calcext:value-type="float">
            <text:p>1,995464206</text:p>
          </table:table-cell>
          <table:table-cell office:value-type="float" office:value="0.3913190365" calcext:value-type="float">
            <text:p>0,3913190365</text:p>
          </table:table-cell>
          <table:table-cell office:value-type="float" office:value="0.000297214021" calcext:value-type="float">
            <text:p>0,000297214</text:p>
          </table:table-cell>
          <table:table-cell table:style-name="ce1" office:value-type="float" office:value="0.00003128568642" calcext:value-type="float">
            <text:p>3,13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17" calcext:value-type="float">
            <text:p>32917</text:p>
          </table:table-cell>
          <table:table-cell office:value-type="float" office:value="1.466426134" calcext:value-type="float">
            <text:p>1,466426134</text:p>
          </table:table-cell>
          <table:table-cell office:value-type="float" office:value="0.4372987151" calcext:value-type="float">
            <text:p>0,4372987151</text:p>
          </table:table-cell>
          <table:table-cell office:value-type="float" office:value="0.0002185212361" calcext:value-type="float">
            <text:p>0,0002185212</text:p>
          </table:table-cell>
          <table:table-cell table:style-name="ce1" office:value-type="float" office:value="0.00001560865894" calcext:value-type="float">
            <text:p>1,56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961" calcext:value-type="float">
            <text:p>32961</text:p>
          </table:table-cell>
          <table:table-cell office:value-type="float" office:value="1.077010632" calcext:value-type="float">
            <text:p>1,077010632</text:p>
          </table:table-cell>
          <table:table-cell office:value-type="float" office:value="0.5959948301" calcext:value-type="float">
            <text:p>0,5959948301</text:p>
          </table:table-cell>
          <table:table-cell office:value-type="float" office:value="0.0001714731043" calcext:value-type="float">
            <text:p>0,0001714731</text:p>
          </table:table-cell>
          <table:table-cell table:style-name="ce1" office:value-type="float" office:value="0.00001558846452" calcext:value-type="float">
            <text:p>1,5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984" calcext:value-type="float">
            <text:p>32984</text:p>
          </table:table-cell>
          <table:table-cell office:value-type="float" office:value="1.390418053" calcext:value-type="float">
            <text:p>1,390418053</text:p>
          </table:table-cell>
          <table:table-cell office:value-type="float" office:value="0.4948404431" calcext:value-type="float">
            <text:p>0,4948404431</text:p>
          </table:table-cell>
          <table:table-cell office:value-type="float" office:value="0.0001713662496" calcext:value-type="float">
            <text:p>0,0001713662</text:p>
          </table:table-cell>
          <table:table-cell table:style-name="ce1" office:value-type="float" office:value="0.00003115750224" calcext:value-type="float">
            <text:p>3,12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002" calcext:value-type="float">
            <text:p>33002</text:p>
          </table:table-cell>
          <table:table-cell office:value-type="float" office:value="1.058813334" calcext:value-type="float">
            <text:p>1,058813334</text:p>
          </table:table-cell>
          <table:table-cell office:value-type="float" office:value="0.5947218537" calcext:value-type="float">
            <text:p>0,5947218537</text:p>
          </table:table-cell>
          <table:table-cell office:value-type="float" office:value="0.0001868431282" calcext:value-type="float">
            <text:p>0,0001868431</text:p>
          </table:table-cell>
          <table:table-cell table:style-name="ce1" office:value-type="float" office:value="0.00001557026008" calcext:value-type="float">
            <text:p>1,56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027" calcext:value-type="float">
            <text:p>33027</text:p>
          </table:table-cell>
          <table:table-cell office:value-type="float" office:value="1.082018495" calcext:value-type="float">
            <text:p>1,082018495</text:p>
          </table:table-cell>
          <table:table-cell office:value-type="float" office:value="0.5997301936" calcext:value-type="float">
            <text:p>0,5997301936</text:p>
          </table:table-cell>
          <table:table-cell office:value-type="float" office:value="0.0004045307578" calcext:value-type="float">
            <text:p>0,0004045308</text:p>
          </table:table-cell>
          <table:table-cell table:style-name="ce1" office:value-type="float" office:value="0.00001555887502" calcext:value-type="float">
            <text:p>1,56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077" calcext:value-type="float">
            <text:p>33077</text:p>
          </table:table-cell>
          <table:table-cell office:value-type="float" office:value="1.209159136" calcext:value-type="float">
            <text:p>1,209159136</text:p>
          </table:table-cell>
          <table:table-cell office:value-type="float" office:value="0.5988616943" calcext:value-type="float">
            <text:p>0,5988616943</text:p>
          </table:table-cell>
          <table:table-cell office:value-type="float" office:value="0.0007923068479" calcext:value-type="float">
            <text:p>0,0007923068</text:p>
          </table:table-cell>
          <table:table-cell table:style-name="ce1" office:value-type="float" office:value="0.00001553542825" calcext:value-type="float">
            <text:p>1,55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952118637" calcext:value-type="float">
            <text:p>1,3952118637</text:p>
          </table:table-cell>
          <table:table-cell table:formula="of:=AVERAGE([.D2:.D11])" office:value-type="float" office:value="0.50970272122" calcext:value-type="float">
            <text:p>0,5097027212</text:p>
          </table:table-cell>
          <table:table-cell table:formula="of:=AVERAGE([.E2:.E11])" office:value-type="float" office:value="0.00049197919723" calcext:value-type="float">
            <text:p>0,0004919792</text:p>
          </table:table-cell>
          <table:table-cell table:formula="of:=AVERAGE([.F2:.F11])" office:value-type="float" office:value="0.000042407119875" calcext:value-type="float">
            <text:p>4,2407119875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23:51.585779899</dc:date>
    <meta:document-statistic meta:table-count="1" meta:cell-count="70" meta:object-count="0"/>
    <meta:generator>LibreOffice/4.1.4.2$Linux_X86_64 LibreOffice_project/410m0$Build-2</meta:generator>
  </office:meta>
</office:document-meta>
</file>